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3" svg:font-family="'Source Sans 3', Helvetica, arial, sans-serif"/>
    <style:font-face style:name="montserrat" svg:font-family="montserrat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19c3ea" officeooo:paragraph-rsid="0019c3ea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paragraph-rsid="000d0b1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0d0b1e" officeooo:paragraph-rsid="000d0b1e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0d0b1e" officeooo:paragraph-rsid="000ee696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0ee696" officeooo:paragraph-rsid="000ee696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1002ce" officeooo:paragraph-rsid="001002ce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127e6f" officeooo:paragraph-rsid="00127e6f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14f5d5" officeooo:paragraph-rsid="0014f5d5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1736a3" officeooo:paragraph-rsid="001736a3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17fbe4" officeooo:paragraph-rsid="0017fbe4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1877bb" officeooo:paragraph-rsid="001877bb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1877bb" officeooo:paragraph-rsid="001877bb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italic" fo:font-weight="normal" officeooo:rsid="000d0b1e" officeooo:paragraph-rsid="000d0b1e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italic" fo:font-weight="normal" officeooo:rsid="001002ce" officeooo:paragraph-rsid="001002ce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italic" fo:font-weight="normal" officeooo:rsid="0010ec4c" officeooo:paragraph-rsid="0010ec4c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italic" fo:font-weight="normal" officeooo:rsid="001736a3" officeooo:paragraph-rsid="001736a3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italic" fo:font-weight="normal" officeooo:rsid="001877bb" officeooo:paragraph-rsid="001877bb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style="italic" fo:font-weight="normal" officeooo:rsid="0019c3ea" officeooo:paragraph-rsid="0019c3ea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italic" fo:font-weight="normal" officeooo:rsid="0017fbe4" officeooo:paragraph-rsid="0017fbe4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italic" fo:font-weight="normal" officeooo:rsid="0017fbe4" officeooo:paragraph-rsid="00127e6f" style:font-style-asian="italic" style:font-weight-asian="normal" style:font-style-complex="italic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italic" fo:font-weight="normal" officeooo:rsid="0019c3ea" officeooo:paragraph-rsid="0019c3ea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normal" officeooo:rsid="0019c3ea" officeooo:paragraph-rsid="0019c3ea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1.25pt" fo:letter-spacing="normal" fo:font-style="normal" fo:font-weight="bold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montserrat" fo:font-size="18pt" fo:letter-spacing="normal" fo:font-style="normal" fo:font-weight="bold" officeooo:paragraph-rsid="000d0b1e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19c3ea" officeooo:paragraph-rsid="001d39fe" style:font-weight-asian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weight="normal" officeooo:rsid="001f2fac" officeooo:paragraph-rsid="001f2fac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style="italic" fo:font-weight="normal" officeooo:rsid="001f2fac" officeooo:paragraph-rsid="001f2fac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000000" loext:opacity="100%" style:font-name="montserrat" fo:font-size="11.25pt" fo:letter-spacing="normal"/>
    </style:style>
    <style:style style:name="T3" style:family="text">
      <style:text-properties fo:font-variant="normal" fo:text-transform="none" fo:color="#000000" loext:opacity="100%" style:font-name="montserrat" fo:font-size="11.25pt" fo:letter-spacing="normal" fo:font-style="normal"/>
    </style:style>
    <style:style style:name="T4" style:family="text">
      <style:text-properties fo:font-variant="normal" fo:text-transform="none" fo:color="#000000" loext:opacity="100%" style:font-name="montserrat" fo:font-size="11.25pt" fo:letter-spacing="normal" fo:font-style="normal" style:font-style-asian="normal" style:font-style-complex="normal"/>
    </style:style>
    <style:style style:name="T5" style:family="text">
      <style:text-properties fo:font-variant="normal" fo:text-transform="none" fo:color="#000000" loext:opacity="100%" style:font-name="montserrat" fo:font-size="11.25pt" fo:letter-spacing="normal" fo:font-style="normal" officeooo:rsid="001be3b6"/>
    </style:style>
    <style:style style:name="T6" style:family="text">
      <style:text-properties fo:font-variant="normal" fo:text-transform="none" fo:color="#000000" loext:opacity="100%" style:font-name="montserrat" fo:font-size="11.25pt" fo:letter-spacing="normal" fo:font-style="normal" officeooo:rsid="001d39fe"/>
    </style:style>
    <style:style style:name="T7" style:family="text">
      <style:text-properties fo:font-variant="normal" fo:text-transform="none" fo:color="#000000" loext:opacity="100%" style:font-name="montserrat" fo:font-size="11.25pt" fo:letter-spacing="normal" fo:font-style="normal" officeooo:rsid="001f2fac"/>
    </style:style>
    <style:style style:name="T8" style:family="text">
      <style:text-properties fo:font-variant="normal" fo:text-transform="none" fo:color="#000000" loext:opacity="100%" style:font-name="montserrat" fo:font-size="11.25pt" fo:letter-spacing="normal" fo:font-style="italic" officeooo:rsid="001f2fac" style:font-style-asian="italic" style:font-style-complex="italic"/>
    </style:style>
    <style:style style:name="T9" style:family="text">
      <style:text-properties officeooo:rsid="000ee69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02ce" style:font-style-asian="italic" style:font-style-complex="italic"/>
    </style:style>
    <style:style style:name="T12" style:family="text">
      <style:text-properties fo:font-style="italic" officeooo:rsid="0014f5d5" style:font-style-asian="italic" style:font-style-complex="italic"/>
    </style:style>
    <style:style style:name="T13" style:family="text">
      <style:text-properties fo:font-style="italic" officeooo:rsid="00169bc1" style:font-style-asian="italic" style:font-style-complex="italic"/>
    </style:style>
    <style:style style:name="T14" style:family="text">
      <style:text-properties fo:font-style="italic" officeooo:rsid="0017fbe4" style:font-style-asian="italic" style:font-style-complex="italic"/>
    </style:style>
    <style:style style:name="T15" style:family="text">
      <style:text-properties officeooo:rsid="001002ce"/>
    </style:style>
    <style:style style:name="T16" style:family="text">
      <style:text-properties officeooo:rsid="0010ec4c"/>
    </style:style>
    <style:style style:name="T17" style:family="text">
      <style:text-properties officeooo:rsid="00127e6f"/>
    </style:style>
    <style:style style:name="T18" style:family="text">
      <style:text-properties style:font-style-asian="normal" style:font-style-complex="normal"/>
    </style:style>
    <style:style style:name="T19" style:family="text">
      <style:text-properties officeooo:rsid="00136872" style:font-style-asian="normal" style:font-style-complex="normal"/>
    </style:style>
    <style:style style:name="T20" style:family="text">
      <style:text-properties officeooo:rsid="0014f5d5" style:font-style-asian="normal" style:font-style-complex="normal"/>
    </style:style>
    <style:style style:name="T21" style:family="text">
      <style:text-properties officeooo:rsid="0017fbe4" style:font-style-asian="normal" style:font-style-complex="normal"/>
    </style:style>
    <style:style style:name="T22" style:family="text">
      <style:text-properties officeooo:rsid="0014f5d5"/>
    </style:style>
    <style:style style:name="T23" style:family="text">
      <style:text-properties officeooo:rsid="00169bc1"/>
    </style:style>
    <style:style style:name="T24" style:family="text">
      <style:text-properties officeooo:rsid="001736a3"/>
    </style:style>
    <style:style style:name="T25" style:family="text">
      <style:text-properties officeooo:rsid="001877bb"/>
    </style:style>
    <style:style style:name="T26" style:family="text">
      <style:text-properties officeooo:rsid="000d0b1e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8"><text:span text:style-name="T26">CHECKPOINT 5</text:span></text:p>
      <text:p text:style-name="P4"/>
      <text:p text:style-name="P16">¿Qué es un condicional?</text:p>
      <text:p text:style-name="P8">Un condicional (<text:span text:style-name="T10">if</text:span>) es para <text:span text:style-name="T17">ejecutar (o no) unas lineas de código, dependiendo de una condición</text:span>. Si la respuesta es verdadera, se añade una o varias tareas. Se puede añadir <text:span text:style-name="T24">unas líneas de </text:span><text:span text:style-name="T22">código</text:span> también para el caso de que la condición sea <text:span text:style-name="T16">falsa</text:span> <text:span text:style-name="T15">(</text:span><text:span text:style-name="T17">utilizando la palabra </text:span><text:span text:style-name="T11">else</text:span><text:span text:style-name="T15">). Hay una tercera opción, que es añadir </text:span><text:span text:style-name="T16">u</text:span><text:span text:style-name="T15">na condición cuando la anterior es negativa (</text:span><text:span text:style-name="T11">elif</text:span><text:span text:style-name="T15">). </text:span><text:span text:style-name="T23">Esta opción se puede utilizar más de una vez: si la condición principal no se cumple, se evaluará la condición de la primera </text:span><text:span text:style-name="T13">elif</text:span><text:span text:style-name="T23">. Si es falsa, se evaluará la segunda, etc.</text:span></text:p>
      <text:p text:style-name="P8"/>
      <text:p text:style-name="P9">Por ejemplo:</text:p>
      <text:p text:style-name="P9"/>
      <text:p text:style-name="P18">if edad &lt; 18:</text:p>
      <text:p text:style-name="P18"><text:tab/>print(“No eres mayor de edad”)</text:p>
      <text:p text:style-name="P18">elif edad &gt;=18 and edad &lt;70:</text:p>
      <text:p text:style-name="P18"><text:tab/>print(“Puedes participar en la actividad”)</text:p>
      <text:p text:style-name="P18">else:</text:p>
      <text:p text:style-name="P18"><text:tab/>print(“Demasiado mayor para la actividad”) </text:p>
      <text:p text:style-name="P18"/>
      <text:p text:style-name="P19"><text:span text:style-name="T1">En este caso, la condición es si la persona tiene menos de 18 años. Si la condición es verdadera, se ejecuta la tarea</text:span> <text:span text:style-name="T15">print(“No eres mayor de edad”).</text:span></text:p>
      <text:p text:style-name="P19"/>
      <text:p text:style-name="P19"><text:span text:style-name="T1">En caso de que tenga más de 18 años, elif propone otra condición: tener entre 18 y 70 años. Por último, se utiliza </text:span>else<text:span text:style-name="T1"> para ejecutar</text:span> <text:span text:style-name="T15">print(“Demasiado mayor para la actividad”) </text:span><text:span text:style-name="T1">para los que no cumplen las dos condiciones anteriores.</text:span></text:p>
      <text:p text:style-name="P5"/>
      <text:p text:style-name="P16">¿Cuáles son los diferentes tipos de bucles en Python? ¿Por qué son útiles?</text:p>
      <text:p text:style-name="P5"/>
      <text:p text:style-name="P10">Hay dos tipos de bucles en Python: <text:span text:style-name="T10">for</text:span> y <text:span text:style-name="T10">while</text:span>. Las dos opciones son parecidas y se utiliza más <text:span text:style-name="T10">for. </text:span><text:span text:style-name="T12">For </text:span><text:span text:style-name="T20">e</text:span><text:span text:style-name="T18">s útil si conocemos cuantas veces hay que ejecutar </text:span><text:span text:style-name="T20">(una lista, tupla o diccionario conocido)</text:span><text:span text:style-name="T18">. En cambio, </text:span><text:span text:style-name="T10">while</text:span><text:span text:style-name="T18"> se utiliza cuando queremos que se ejecute un código las veces que haga falta, mientras se cumple </text:span><text:span text:style-name="T19">una condición. Hay que tener cuidado que no entre en un bucle infinito (si la condición se cumple siempre, no saldrá del bucle).</text:span></text:p>
      <text:p text:style-name="P10"><text:span text:style-name="T19"/></text:p>
      <text:p text:style-name="P12"><text:span text:style-name="T18">En caso del bucle </text:span><text:span text:style-name="T10">for</text:span><text:span text:style-name="T18">, el elemento para iterar puede ser un string, una lista, rangos,…</text:span></text:p>
      <text:p text:style-name="P12"><text:span text:style-name="T19">P</text:span><text:span text:style-name="T18">or ejemplo:</text:span></text:p>
      <text:p text:style-name="P12"><text:span text:style-name="T18"/></text:p>
      <text:p text:style-name="P20">lista1 = [“casa”,”garaje”,”coche”]</text:p>
      <text:p text:style-name="P20">for objeto in lista1:</text:p>
      <text:p text:style-name="P20"><text:tab/>print(objeto)</text:p>
      <text:p text:style-name="P20"/>
      <text:p text:style-name="P20">lista2 = range(1,11)</text:p>
      <text:p text:style-name="P20">for num in lista2:</text:p>
      <text:p text:style-name="P20"><text:tab/>print(num)</text:p>
      <text:p text:style-name="P12"><text:soft-page-break/><text:span text:style-name="T18"/></text:p>
      <text:p text:style-name="P12"><text:span text:style-name="T18">En caso del bucle </text:span><text:span text:style-name="T10">while, </text:span><text:span text:style-name="T21">en este ejemplo se escribirá “hola” hasta que el numero sea 0 y entonces se terminará</text:span><text:span text:style-name="T18">:</text:span></text:p>
      <text:p text:style-name="P13"><text:span text:style-name="T18"/></text:p>
      <text:p text:style-name="P23">numero = 15</text:p>
      <text:p text:style-name="P23">while numero &gt; 0:</text:p>
      <text:p text:style-name="P24"><text:tab/>print(“hola”)</text:p>
      <text:p text:style-name="P24"><text:tab/>numero -=1</text:p>
      <text:p text:style-name="P10"><text:span text:style-name="T14"/></text:p>
      <text:p text:style-name="P5"/>
      <text:p text:style-name="P16">¿Qué es una lista por comprensión en Python?</text:p>
      <text:p text:style-name="P11">Lista por comprensión es otra manera de hacer un bucle. <text:span text:style-name="T25">Es m</text:span>ás compacta pero más dif<text:span text:style-name="T25">í</text:span>cil de entender. </text:p>
      <text:p text:style-name="P5"/>
      <text:p text:style-name="P13">Hay que poner entre corchetes lo que se ejecutaría. Luego <text:span text:style-name="T10">for</text:span> y la lista para iterar. Por último, <text:span text:style-name="T25">como opcional,</text:span> se puede añadir una condición con <text:span text:style-name="T10">if</text:span>.</text:p>
      <text:p text:style-name="P13"/>
      <text:p text:style-name="P14">Ejemplo 1: el resultado sería una lista con los números de 1 a 10 al cuadrado.</text:p>
      <text:p text:style-name="P13"/>
      <text:p text:style-name="P21">numeros_cuadrados = [num**2 for num in range (1,11)]</text:p>
      <text:p text:style-name="P21"/>
      <text:p text:style-name="P15">Ejemplo 2: Aquí sería la misma lista, eliminando los números impares.</text:p>
      <text:p text:style-name="P21"/>
      <text:p text:style-name="P21">numeros_cuadrados_pares = [num**2 for num in range (1,11) if num%2 ==0]</text:p>
      <text:p text:style-name="P5"/>
      <text:p text:style-name="P6"/>
      <text:p text:style-name="P16">¿Qué es un argumento en Python?</text:p>
      <text:p text:style-name="P7">Un argumento es una variable que se utiliza en una función <text:span text:style-name="T25">como valor de entrada</text:span>. A la hora de crear la función, se pueden utilizar <text:span text:style-name="T9">cero, </text:span>uno o varios argumentos <text:span text:style-name="T9">que se definen entre paréntesis justo después del nombre de la función. </text:span></text:p>
      <text:p text:style-name="P7"/>
      <text:p text:style-name="P7"><text:span text:style-name="T9">E</text:span>n el momento de utilizar la función, le decimos qué valor asignamos a ese o esos argumentos. </text:p>
      <text:p text:style-name="P6"/>
      <text:p text:style-name="P6">Por ejemplo:</text:p>
      <text:p text:style-name="P6"/>
      <text:p text:style-name="P17">def cuantos_cumples (num):</text:p>
      <text:p text:style-name="P17"><text:tab/>print (f“Felicidades, hoy cumples {num} años!”)</text:p>
      <text:p text:style-name="P6"/>
      <text:p text:style-name="P6">En este ejemplo, <text:span text:style-name="T10">cuantos_cumples</text:span> es el nombre de la función y <text:span text:style-name="T10">num</text:span> es el único argumento que tiene esta función. </text:p>
      <text:p text:style-name="P6"/>
      <text:p text:style-name="P6"><text:span text:style-name="T9">S</text:span>e puede poner directamente el número: </text:p>
      <text:p text:style-name="P6"/>
      <text:p text:style-name="P17">cuantos_cumples(num = 4)</text:p>
      <text:p text:style-name="P6"/>
      <text:p text:style-name="P6">También a través de una variable:</text:p>
      <text:p text:style-name="P6"/>
      <text:p text:style-name="P17"><text:soft-page-break/>num_cumple = 5</text:p>
      <text:p text:style-name="P17">cuantos_cumples(num = num_cumple)</text:p>
      <text:p text:style-name="P5"/>
      <text:p text:style-name="P16">¿Qué es una función Lambda en Python?</text:p>
      <text:p text:style-name="P1"><text:span text:style-name="T3"/></text:p>
      <text:p text:style-name="P26">La función lambda es una manera compacta y rápida de hacer funciones. Hay que poner la o las variables, dos puntos y el código que queremos para la función (sólo una expresión):</text:p>
      <text:p text:style-name="P2"><text:span text:style-name="T3"/></text:p>
      <text:p text:style-name="P25">num_cuadrados = lambda num : print(num**2)</text:p>
      <text:p text:style-name="P22"><text:span text:style-name="T2"/></text:p>
      <text:p text:style-name="P22"><text:span text:style-name="T2">num_cuadrados(2) → </text:span><text:span text:style-name="T4">En la pantalla aparecerá el resultado: </text:span><text:span text:style-name="T2">4</text:span></text:p>
      <text:p text:style-name="P2"><text:span text:style-name="T3"/></text:p>
      <text:p text:style-name="P16">¿Qué es un paquete pip?</text:p>
      <text:p text:style-name="P1"><text:span text:style-name="T3"/></text:p>
      <text:p text:style-name="P29"><text:span text:style-name="T3">Pip es un gestor de paquetes para instalar y/o administrar las librerías </text:span><text:span text:style-name="T6">que están en Pipy (Python Package Index)</text:span><text:span text:style-name="T3">. </text:span><text:span text:style-name="T7">Cuando queramos instalar una librería, lo buscamos en Pipy (por ejemplo </text:span><text:span text:style-name="T8">numpy</text:span><text:span text:style-name="T7">) y en la </text:span><text:span text:style-name="T5">línea de comandos </text:span><text:span text:style-name="T7">escribimos:</text:span></text:p>
      <text:p text:style-name="P29"><text:span text:style-name="T7"/></text:p>
      <text:p text:style-name="P31"><text:span text:style-name="T2">pip install numpy</text:span></text:p>
      <text:p text:style-name="P30"><text:span text:style-name="T3"/></text:p>
      <text:p text:style-name="P30"><text:span text:style-name="T3">y para utilizar en python:</text:span></text:p>
      <text:p text:style-name="P30"><text:span text:style-name="T3"/></text:p>
      <text:p text:style-name="P31"><text:span text:style-name="T2">import numpy as np</text:span></text:p>
      <text:p text:style-name="P31"><text:span text:style-name="T2">num_range = np.range(16)</text:span></text:p>
      <text:p text:style-name="P29"><text:span text:style-name="T7"/></text:p>
      <text:p text:style-name="P29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3" svg:font-family="'Source Sans 3', Helvetica, arial, sans-serif"/>
    <style:font-face style:name="montserrat" svg:font-family="montserra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17:07:51.250000000</meta:creation-date>
    <dc:date>2024-05-22T09:53:20.293000000</dc:date>
    <meta:editing-duration>PT9H45M12S</meta:editing-duration>
    <meta:editing-cycles>7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56" meta:word-count="682" meta:character-count="3948" meta:non-whitespace-character-count="3308"/>
  </office:meta>
</office:document-meta>
</file>